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top" draw:auto-grow-height="false" fo:min-height="7.37cm" fo:min-width="26.17cm"/>
    </style:style>
    <style:style style:name="gr2" style:family="graphic" style:parent-style-name="standard">
      <style:graphic-properties draw:fill-color="#6600ff" draw:textarea-horizontal-align="justify" draw:textarea-vertical-align="middle" draw:auto-grow-height="false" fo:min-height="4.106cm" fo:min-width="8.682cm"/>
    </style:style>
    <style:style style:name="gr3" style:family="graphic" style:parent-style-name="standard">
      <style:graphic-properties draw:fill-color="#6600ff" draw:textarea-horizontal-align="justify" draw:textarea-vertical-align="middle" draw:auto-grow-height="false" fo:min-height="4.106cm" fo:min-width="7.4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106cm" fo:min-width="9.95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4.106cm" fo:min-width="9.952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6600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6.67cm" svg:height="7.62cm" svg:x="0.762cm" svg:y="13.208cm">
          <text:p text:style-name="P1">OSGi Servic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652cm" svg:height="4.826cm" svg:x="1.27cm" svg:y="6.674cm">
          <text:p text:style-name="P1">com.vogella.jpa.e4.client</text:p>
          <text:list text:style-name="L2">
            <text:list-item>
              <text:p text:style-name="P3"><text:span text:style-name="T1">Just depends on the model</text:span></text:p>
            </text:list-item>
            <text:list-item>
              <text:p text:style-name="P3"><text:span text:style-name="T1">No dependencies to a certain ORM mapper</text:span></text:p>
            </text:list-item>
            <text:list-item>
              <text:p text:style-name="P3"><text:span text:style-name="T1">The OSGi runtime finds the</text:span></text:p>
              <text:p text:style-name="P3"><text:span text:style-name="T1">service implementation at runtime and the</text:span></text:p>
              <text:p text:style-name="P3"><text:span text:style-name="T1">client just uses the service interface from</text:span></text:p>
              <text:p text:style-name="P3"><text:span text:style-name="T1">the model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382cm" svg:height="4.826cm" svg:x="13.03cm" svg:y="1.778cm">
          <text:p text:style-name="P1">com.vogella.jpa.model</text:p>
          <text:list text:style-name="L2">
            <text:list-item>
              <text:p text:style-name="P3"><text:span text:style-name="T2">Provides Domain Model</text:span></text:p>
            </text:list-item>
            <text:list-item>
              <text:p text:style-name="P3"><text:span text:style-name="T2">Provides Service Interface</text:span></text:p>
            </text:list-item>
          </text:list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952cm" svg:y1="7.52cm" svg:x2="13.238cm" svg:y2="6.25cm">
          <text:p/>
        </draw:line>
        <draw:custom-shape draw:style-name="gr5" draw:text-style-name="P1" draw:layer="layout" svg:width="10.922cm" svg:height="4.826cm" svg:x="1.524cm" svg:y="14.986cm">
          <text:p text:style-name="P1">com.vogella.jpa.service.eclipselink</text:p>
          <text:list text:style-name="L2">
            <text:list-item>
              <text:p text:style-name="P3"><text:span text:style-name="T1">Implements Service Interface</text:span></text:p>
            </text:list-item>
            <text:list-item>
              <text:p text:style-name="P3"><text:span text:style-name="T1">Uses EclipseLink under the hoo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922cm" svg:height="4.826cm" svg:x="15.748cm" svg:y="14.986cm">
          <text:p text:style-name="P1">com.vogella.jpa.service.hibernate</text:p>
          <text:list text:style-name="L2">
            <text:list-item>
              <text:p text:style-name="P3"><text:span text:style-name="T2">Implements Service Interface</text:span></text:p>
            </text:list-item>
            <text:list-item>
              <text:p text:style-name="P3"><text:span text:style-name="T2">Uses Hibernate under the hoo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636cm" svg:y1="14.986cm" svg:x2="14.986cm" svg:y2="6.604cm">
          <text:p/>
        </draw:line>
        <draw:line draw:style-name="gr4" draw:text-style-name="P5" draw:layer="layout" svg:x1="21.336cm" svg:y1="14.986cm" svg:x2="16.002cm" svg:y2="6.604cm">
          <text:p/>
        </draw:line>
        <draw:line draw:style-name="gr7" draw:text-style-name="P5" draw:layer="layout" svg:x1="7.112cm" svg:y1="11.5cm" svg:x2="7.112cm" svg:y2="14.986cm">
          <text:p/>
        </draw:line>
        <draw:line draw:style-name="gr7" draw:text-style-name="P5" draw:layer="layout" svg:x1="10.922cm" svg:y1="10.668cm" svg:x2="19.05cm" svg:y2="14.986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9:08:53.095363065</meta:creation-date>
    <dc:date>2018-04-05T20:13:48.368146744</dc:date>
    <meta:editing-duration>PT43M4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